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354in"/>
    </style:style>
    <style:style style:name="Table1.B" style:family="table-column">
      <style:table-column-properties style:column-width="1.1507in"/>
    </style:style>
    <style:style style:name="Table1.D" style:family="table-column">
      <style:table-column-properties style:column-width="1.1514in"/>
    </style:style>
    <style:style style:name="Table1.F" style:family="table-column">
      <style:table-column-properties style:column-width="1.18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Heading">
      <style:text-properties officeooo:rsid="001386d9" officeooo:paragraph-rsid="00138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xRatesBxTable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1"><text:bookmark text:name="flagelement"/></text:p>
          </table:table-cell>
          <table:table-cell table:style-name="Table1.A1" office:value-type="string">
            <text:p text:style-name="Table_20_Heading">USD<text:bookmark text:name="flagelement2"/><text:bookmark text:name="flagelement1"/></text:p>
          </table:table-cell>
          <table:table-cell table:style-name="Table1.A1" office:value-type="string">
            <text:p text:style-name="Table_20_Heading">GBP<text:bookmark text:name="flagelement4"/><text:bookmark text:name="flagelement3"/></text:p>
          </table:table-cell>
          <table:table-cell table:style-name="Table1.A1" office:value-type="string">
            <text:p text:style-name="Table_20_Heading">CAD<text:bookmark text:name="flagelement6"/><text:bookmark text:name="flagelement5"/></text:p>
          </table:table-cell>
          <table:table-cell table:style-name="Table1.A1" office:value-type="string">
            <text:p text:style-name="Table_20_Heading">EUR<text:bookmark text:name="flagelement8"/><text:bookmark text:name="flagelement7"/></text:p>
          </table:table-cell>
          <table:table-cell table:style-name="Table1.A1" office:value-type="string">
            <text:p text:style-name="Table_20_Heading">AUD<text:bookmark text:name="flagelement10"/><text:bookmark text:name="flagelement9"/></text:p>
          </table:table-cell>
        </table:table-row>
        <table:table-row>
          <table:table-cell table:style-name="Table1.A1" office:value-type="string">
            <text:p text:style-name="P2">US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a xlink:type="simple" xlink:href="http://www.x-rates.com/graph/?from=USD&amp;to=GBP" text:style-name="Internet_20_link" text:visited-style-name="Visited_20_Internet_20_Link">0.78658</text:a></text:p>
          </table:table-cell>
          <table:table-cell table:style-name="Table1.A1" office:value-type="string">
            <text:p text:style-name="Table_20_Contents"><text:a xlink:type="simple" xlink:href="http://www.x-rates.com/graph/?from=USD&amp;to=CAD" text:style-name="Internet_20_link" text:visited-style-name="Visited_20_Internet_20_Link">1.32683</text:a></text:p>
          </table:table-cell>
          <table:table-cell table:style-name="Table1.A1" office:value-type="string">
            <text:p text:style-name="Table_20_Contents"><text:a xlink:type="simple" xlink:href="http://www.x-rates.com/graph/?from=USD&amp;to=EUR" text:style-name="Internet_20_link" text:visited-style-name="Visited_20_Internet_20_Link">0.89346</text:a></text:p>
          </table:table-cell>
          <table:table-cell table:style-name="Table1.A1" office:value-type="string">
            <text:p text:style-name="Table_20_Contents"><text:a xlink:type="simple" xlink:href="http://www.x-rates.com/graph/?from=USD&amp;to=AUD" text:style-name="Internet_20_link" text:visited-style-name="Visited_20_Internet_20_Link">1.31953</text:a><text:bookmark text:name="flagelement12"/><text:bookmark text:name="flagelement11"/></text:p>
          </table:table-cell>
        </table:table-row>
        <table:table-row>
          <table:table-cell table:style-name="Table1.A1" office:value-type="string">
            <text:p text:style-name="P2">GBP</text:p>
          </table:table-cell>
          <table:table-cell table:style-name="Table1.A1" office:value-type="string">
            <text:p text:style-name="Table_20_Contents"><text:a xlink:type="simple" xlink:href="http://www.x-rates.com/graph/?from=GBP&amp;to=USD" text:style-name="Internet_20_link" text:visited-style-name="Visited_20_Internet_20_Link">1.27132</text:a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a xlink:type="simple" xlink:href="http://www.x-rates.com/graph/?from=GBP&amp;to=CAD" text:style-name="Internet_20_link" text:visited-style-name="Visited_20_Internet_20_Link">1.68683</text:a></text:p>
          </table:table-cell>
          <table:table-cell table:style-name="Table1.A1" office:value-type="string">
            <text:p text:style-name="Table_20_Contents"><text:a xlink:type="simple" xlink:href="http://www.x-rates.com/graph/?from=GBP&amp;to=EUR" text:style-name="Internet_20_link" text:visited-style-name="Visited_20_Internet_20_Link">1.13587</text:a></text:p>
          </table:table-cell>
          <table:table-cell table:style-name="Table1.A1" office:value-type="string">
            <text:p text:style-name="Table_20_Contents"><text:a xlink:type="simple" xlink:href="http://www.x-rates.com/graph/?from=GBP&amp;to=AUD" text:style-name="Internet_20_link" text:visited-style-name="Visited_20_Internet_20_Link">1.67755</text:a><text:bookmark text:name="flagelement14"/><text:bookmark text:name="flagelement13"/></text:p>
          </table:table-cell>
        </table:table-row>
        <table:table-row>
          <table:table-cell table:style-name="Table1.A1" office:value-type="string">
            <text:p text:style-name="P2">CAD</text:p>
          </table:table-cell>
          <table:table-cell table:style-name="Table1.A1" office:value-type="string">
            <text:p text:style-name="Table_20_Contents"><text:a xlink:type="simple" xlink:href="http://www.x-rates.com/graph/?from=CAD&amp;to=USD" text:style-name="Internet_20_link" text:visited-style-name="Visited_20_Internet_20_Link">0.75367</text:a></text:p>
          </table:table-cell>
          <table:table-cell table:style-name="Table1.A1" office:value-type="string">
            <text:p text:style-name="Table_20_Contents"><text:a xlink:type="simple" xlink:href="http://www.x-rates.com/graph/?from=CAD&amp;to=GBP" text:style-name="Internet_20_link" text:visited-style-name="Visited_20_Internet_20_Link">0.59283</text:a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a xlink:type="simple" xlink:href="http://www.x-rates.com/graph/?from=CAD&amp;to=EUR" text:style-name="Internet_20_link" text:visited-style-name="Visited_20_Internet_20_Link">0.67338</text:a></text:p>
          </table:table-cell>
          <table:table-cell table:style-name="Table1.A1" office:value-type="string">
            <text:p text:style-name="Table_20_Contents"><text:a xlink:type="simple" xlink:href="http://www.x-rates.com/graph/?from=CAD&amp;to=AUD" text:style-name="Internet_20_link" text:visited-style-name="Visited_20_Internet_20_Link">0.99450</text:a><text:bookmark text:name="flagelement16"/><text:bookmark text:name="flagelement15"/></text:p>
          </table:table-cell>
        </table:table-row>
        <table:table-row>
          <table:table-cell table:style-name="Table1.A1" office:value-type="string">
            <text:p text:style-name="P2">EUR</text:p>
          </table:table-cell>
          <table:table-cell table:style-name="Table1.A1" office:value-type="string">
            <text:p text:style-name="Table_20_Contents"><text:a xlink:type="simple" xlink:href="http://www.x-rates.com/graph/?from=EUR&amp;to=USD" text:style-name="Internet_20_link" text:visited-style-name="Visited_20_Internet_20_Link">1.11924</text:a></text:p>
          </table:table-cell>
          <table:table-cell table:style-name="Table1.A1" office:value-type="string">
            <text:p text:style-name="Table_20_Contents"><text:a xlink:type="simple" xlink:href="http://www.x-rates.com/graph/?from=EUR&amp;to=GBP" text:style-name="Internet_20_link" text:visited-style-name="Visited_20_Internet_20_Link">0.88038</text:a></text:p>
          </table:table-cell>
          <table:table-cell table:style-name="Table1.A1" office:value-type="string">
            <text:p text:style-name="Table_20_Contents"><text:a xlink:type="simple" xlink:href="http://www.x-rates.com/graph/?from=EUR&amp;to=CAD" text:style-name="Internet_20_link" text:visited-style-name="Visited_20_Internet_20_Link">1.48505</text:a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a xlink:type="simple" xlink:href="http://www.x-rates.com/graph/?from=EUR&amp;to=AUD" text:style-name="Internet_20_link" text:visited-style-name="Visited_20_Internet_20_Link">1.47688</text:a><text:bookmark text:name="flagelement18"/><text:bookmark text:name="flagelement17"/></text:p>
          </table:table-cell>
        </table:table-row>
        <table:table-row>
          <table:table-cell table:style-name="Table1.A1" office:value-type="string">
            <text:p text:style-name="P2">AUD</text:p>
          </table:table-cell>
          <table:table-cell table:style-name="Table1.A1" office:value-type="string">
            <text:p text:style-name="Table_20_Contents"><text:a xlink:type="simple" xlink:href="http://www.x-rates.com/graph/?from=AUD&amp;to=USD" text:style-name="Internet_20_link" text:visited-style-name="Visited_20_Internet_20_Link">0.75784</text:a></text:p>
          </table:table-cell>
          <table:table-cell table:style-name="Table1.A1" office:value-type="string">
            <text:p text:style-name="Table_20_Contents"><text:a xlink:type="simple" xlink:href="http://www.x-rates.com/graph/?from=AUD&amp;to=GBP" text:style-name="Internet_20_link" text:visited-style-name="Visited_20_Internet_20_Link">0.59611</text:a></text:p>
          </table:table-cell>
          <table:table-cell table:style-name="Table1.A1" office:value-type="string">
            <text:p text:style-name="Table_20_Contents"><text:a xlink:type="simple" xlink:href="http://www.x-rates.com/graph/?from=AUD&amp;to=CAD" text:style-name="Internet_20_link" text:visited-style-name="Visited_20_Internet_20_Link">1.00553</text:a></text:p>
          </table:table-cell>
          <table:table-cell table:style-name="Table1.A1" office:value-type="string">
            <text:p text:style-name="Table_20_Contents"><text:a xlink:type="simple" xlink:href="http://www.x-rates.com/graph/?from=AUD&amp;to=EUR" text:style-name="Internet_20_link" text:visited-style-name="Visited_20_Internet_20_Link">0.67710</text:a>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4:41.392000000</meta:creation-date>
    <dc:date>2017-06-23T23:09:23.903000000</dc:date>
    <meta:editing-duration>PT4M46S</meta:editing-duration>
    <meta:editing-cycles>1</meta:editing-cycles>
    <meta:document-statistic meta:table-count="1" meta:image-count="0" meta:object-count="0" meta:page-count="1" meta:paragraph-count="35" meta:word-count="35" meta:character-count="175" meta:non-whitespace-character-count="175"/>
    <meta:generator>LibreOffice/5.0.3.2$Windows_x86 LibreOffice_project/e5f16313668ac592c1bfb310f4390624e3dbfb75</meta:generator>
  </office:meta>
</office:document-meta>
</file>